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0bea1" officeooo:paragraph-rsid="0000be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&lt;iostream&gt;</text:p>
      <text:p text:style-name="P1">#include&lt;vector&gt;</text:p>
      <text:p text:style-name="P1">#include&lt;fstream&gt;</text:p>
      <text:p text:style-name="P1">#include&lt;stdlib.h&gt;</text:p>
      <text:p text:style-name="P1">using namespace std;</text:p>
      <text:p text:style-name="P1"/>
      <text:p text:style-name="P1">template &lt;typename T&gt;</text:p>
      <text:p text:style-name="P1">struct table{</text:p>
      <text:p text:style-name="P1"><text:s/>//matrix-table for store only</text:p>
      <text:p text:style-name="P1"><text:s/></text:p>
      <text:p text:style-name="P1"><text:s/>int row, col;</text:p>
      <text:p text:style-name="P1"><text:s/>vector&lt; vector&lt;T&gt; &gt; data;</text:p>
      <text:p text:style-name="P1"><text:s/>table(int rows, int cols)</text:p>
      <text:p text:style-name="P1"><text:s/>: row(rows)</text:p>
      <text:p text:style-name="P1"><text:s/>, col(cols)</text:p>
      <text:p text:style-name="P1"><text:s/>, data(row, vector&lt;T&gt;(col, 0)){}</text:p>
      <text:p text:style-name="P1">};</text:p>
      <text:p text:style-name="P1"/>
      <text:p text:style-name="P1">template&lt;typename R&gt;</text:p>
      <text:p text:style-name="P1">void print_t(table&lt;R&gt;&amp; M){</text:p>
      <text:p text:style-name="P1"><text:s/>cout &lt;&lt; "A tablazat tartalma:" &lt;&lt; endl;</text:p>
      <text:p text:style-name="P1"><text:s/>for (int i = 0; i &lt; M.data[0].size(); i++){</text:p>
      <text:p text:style-name="P1"><text:s text:c="2"/>for (int j = 0; j &lt; M.data.size(); j++){</text:p>
      <text:p text:style-name="P1"><text:s text:c="3"/>cout &lt;&lt; M.data[i][j] &lt;&lt; " ";</text:p>
      <text:p text:style-name="P1"><text:s text:c="2"/>}</text:p>
      <text:p text:style-name="P1"><text:s text:c="2"/>cout &lt;&lt; endl;</text:p>
      <text:p text:style-name="P1"><text:s/>}</text:p>
      <text:p text:style-name="P1"><text:s/>cout &lt;&lt; endl;</text:p>
      <text:p text:style-name="P1">};</text:p>
      <text:p text:style-name="P1"/>
      <text:p text:style-name="P1"/>
      <text:p text:style-name="P1"/>
      <text:p text:style-name="P1">/*A tovabbi fuggvenyek beadandospecifikusak!</text:p>
      <text:p text:style-name="P1"><text:s/>* Ha ki szeretnem egesziteni altalonos fugvenyekke, akkor jo alapanyag:</text:p>
      <text:p text:style-name="P1"><text:s/>* olvasas a std-bemenetrol</text:p>
      <text:p text:style-name="P1"><text:s/>* olvasas file-bol</text:p>
      <text:p text:style-name="P1"><text:s/>*/</text:p>
      <text:p text:style-name="P1"/>
      <text:p text:style-name="P1"/>
      <text:p text:style-name="P1"/>
      <text:p text:style-name="P1">void read_std(table&lt;int&gt;&amp; M){</text:p>
      <text:p text:style-name="P1"><text:s text:c="2"/>int w = M.data.size();</text:p>
      <text:p text:style-name="P1"><text:s text:c="2"/>cout &lt;&lt; "A matrixot letrehoztam, most kerem adja meg az elemeket soronkent." &lt;&lt; endl</text:p>
      <text:p text:style-name="P1"><text:s text:c="7"/>&lt;&lt; "(Ha veletlenul ENTER-t nyomna mielott a teljes sort beirja, nyugodtan folytathatja attol az elemtol amelyiktol lemaradt.)" &lt;&lt; endl</text:p>
      <text:p text:style-name="P1"><text:s text:c="7"/>&lt;&lt; "(A sorokat feltetlenul valassza el ENTER-rel!)" &lt;&lt; endl;</text:p>
      <text:p text:style-name="P1"><text:s text:c="2"/>for(int i = 0; i&lt;w; i++){</text:p>
      <text:p text:style-name="P1"><text:s text:c="4"/>for(int j = 0; j&lt;w; j++){</text:p>
      <text:p text:style-name="P1"><text:s text:c="6"/>cin &gt;&gt; M.data[i][j];</text:p>
      <text:p text:style-name="P1"><text:s text:c="6"/>while(cin.fail()){</text:p>
      <text:p text:style-name="P1"><text:s text:c="8"/>cin.clear();</text:p>
      <text:p text:style-name="P1"><text:s text:c="8"/>cin.ignore(256, '\n');</text:p>
      <text:p text:style-name="P1"><text:soft-page-break/><text:s text:c="8"/>cout &lt;&lt; "A " &lt;&lt; j+1 &lt;&lt; "-ik elem nem megfelelo! Kerem irja be ujra ezt a sort, de csak a " &lt;&lt; j+1 &lt;&lt; "-ik elemtol kezdve." &lt;&lt; endl;</text:p>
      <text:p text:style-name="P1"><text:s text:c="8"/>cin &gt;&gt; M.data[i][j];</text:p>
      <text:p text:style-name="P1"><text:s text:c="6"/>}</text:p>
      <text:p text:style-name="P1"><text:s text:c="4"/>}</text:p>
      <text:p text:style-name="P1"><text:s text:c="4"/>cin.ignore(256, '\n');</text:p>
      <text:p text:style-name="P1"><text:s text:c="2"/>}</text:p>
      <text:p text:style-name="P1">}</text:p>
      <text:p text:style-name="P1"/>
      <text:p text:style-name="P1"/>
      <text:p text:style-name="P1"/>
      <text:p text:style-name="P1">void read_file(table&lt;int&gt;&amp; M){</text:p>
      <text:p text:style-name="P1"><text:s text:c="2"/>int w = M.data.size();</text:p>
      <text:p text:style-name="P1"><text:s text:c="2"/>cout &lt;&lt; "A matrix elemeit file-bol olvasom." &lt;&lt; endl</text:p>
      <text:p text:style-name="P1"><text:s text:c="7"/>&lt;&lt; "Kerem gyozodjon meg rola, hogy a file letezik es megfelel-e a formai kovetelmenyeknek:" &lt;&lt; endl</text:p>
      <text:p text:style-name="P1"><text:s text:c="7"/>&lt;&lt; "1, Az elemek egeszek es szokozok valasztjak el oket." &lt;&lt; endl</text:p>
      <text:p text:style-name="P1"><text:s text:c="7"/>&lt;&lt; "2, Egy sorban pontosan annyi elem van amennyi az oszlopok szama." &lt;&lt; endl</text:p>
      <text:p text:style-name="P1"><text:s text:c="7"/>&lt;&lt; "3, Pontosan annyi sor van amennyinek lennie kell az elozetes meret megadas szerint." &lt;&lt; endl</text:p>
      <text:p text:style-name="P1"><text:s text:c="7"/>&lt;&lt; "Kerem adja meg a file nevet (kiterjesztessel egyutt):";</text:p>
      <text:p text:style-name="P1"><text:s text:c="2"/>string fn;</text:p>
      <text:p text:style-name="P1"><text:s text:c="2"/>cin &gt;&gt; fn;</text:p>
      <text:p text:style-name="P1"><text:s text:c="2"/>ifstream FL;</text:p>
      <text:p text:style-name="P1"><text:s text:c="2"/>FL.open(fn.c_str());</text:p>
      <text:p text:style-name="P1"><text:s text:c="2"/>while(FL.fail()){</text:p>
      <text:p text:style-name="P1"><text:s text:c="4"/>cout &lt;&lt; "A file nem letezik vagy rossz nevet adott meg." &lt;&lt; endl</text:p>
      <text:p text:style-name="P1"><text:s text:c="9"/>&lt;&lt; "Kerem adjon egy letezo filenevet: ";</text:p>
      <text:p text:style-name="P1"><text:s text:c="4"/>cin.clear();</text:p>
      <text:p text:style-name="P1"><text:s text:c="4"/>cin.ignore(256, '\n');</text:p>
      <text:p text:style-name="P1"><text:s text:c="4"/>cin &gt;&gt; fn;</text:p>
      <text:p text:style-name="P1"><text:s text:c="4"/>FL.open(fn.c_str());</text:p>
      <text:p text:style-name="P1"><text:s text:c="2"/>}</text:p>
      <text:p text:style-name="P1"><text:s text:c="2"/>int temp;</text:p>
      <text:p text:style-name="P1"><text:s text:c="2"/>cout &lt;&lt; "A kiejelolt file-t sikeresen megnyitottam." &lt;&lt; endl;</text:p>
      <text:p text:style-name="P1"><text:s text:c="2"/>for (int i = 0; i&lt; w; i++){</text:p>
      <text:p text:style-name="P1"><text:s text:c="4"/>for (int j = 0; j&lt;w; j++){</text:p>
      <text:p text:style-name="P1"/>
      <text:p text:style-name="P1"><text:s text:c="6"/>FL &gt;&gt; M.data[i][j];</text:p>
      <text:p text:style-name="P1"><text:s text:c="6"/>if(!FL.good()){</text:p>
      <text:p text:style-name="P1"><text:s text:c="8"/>cout &lt;&lt; "A file tartalma nem megfelelo!" &lt;&lt; endl</text:p>
      <text:p text:style-name="P1"><text:s text:c="13"/>&lt;&lt; "Hibaba akadtam az (" &lt;&lt; i+1 &lt;&lt; "," &lt;&lt; j+1 &lt;&lt; ")-ik elmnel. Kerem ellenorizze." &lt;&lt; endl</text:p>
      <text:p text:style-name="P1"><text:s text:c="13"/>&lt;&lt; "A program most leall." &lt;&lt; endl;</text:p>
      <text:p text:style-name="P1"><text:s text:c="8"/>exit(1);</text:p>
      <text:p text:style-name="P1"><text:s text:c="6"/>}</text:p>
      <text:p text:style-name="P1"><text:s text:c="4"/>}</text:p>
      <text:p text:style-name="P1"><text:s text:c="2"/>}</text:p>
      <text:p text:style-name="P1"/>
      <text:p text:style-name="P1"/>
      <text:p text:style-name="P1">// <text:s/>cout &lt;&lt; "OKES" &lt;&lt; endl;</text:p>
      <text:p text:style-name="P1"><text:s text:c="2"/>FL.close();</text:p>
      <text:p text:style-name="P1"><text:soft-page-break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1T22:59:11.969302223</meta:creation-date>
    <dc:date>2013-11-01T22:59:49.955641664</dc:date>
    <meta:editing-duration>P0D</meta:editing-duration>
    <meta:editing-cycles>1</meta:editing-cycles>
    <meta:document-statistic meta:table-count="0" meta:image-count="0" meta:object-count="0" meta:page-count="3" meta:paragraph-count="86" meta:word-count="406" meta:character-count="2671" meta:non-whitespace-character-count="2082"/>
    <meta:generator>LibreOffice/4.1.2.3$Linux_X86_64 LibreOffice_project/410$Build-3</meta:generator>
  </office:meta>
</office:document-meta>
</file>